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7.36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42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48" style:family="table-cell" style:parent-style-name="Default">
      <style:table-cell-properties fo:background-color="#ffb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4" table:default-cell-style-name="ce108"/>
        <table:table-column table:style-name="co4" table:number-columns-repeated="5" table:default-cell-style-name="ce108"/>
        <table:table-column table:style-name="co4" table:number-columns-repeated="1002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3" table:number-rows-spanned="1">
            <text:p>Internet</text:p>
          </table:table-cell>
          <table:covered-table-cell table:number-columns-repeated="2" table:style-name="ce16"/>
          <table:table-cell table:style-name="ce8" table:number-columns-repeated="17"/>
          <table:table-cell table:style-name="ce24" table:number-columns-repeated="40"/>
          <table:table-cell table:style-name="ce27" table:number-columns-repeated="962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TP réseau</text:p>
          </table:table-cell>
          <table:table-cell table:style-name="ce42" office:value-type="string" calcext:value-type="string">
            <text:p>TP SMTP mail ?</text:p>
          </table:table-cell>
          <table:table-cell table:style-name="ce94" office:value-type="string" calcext:value-type="string">
            <text:p>DNS</text:p>
          </table:table-cell>
          <table:table-cell table:style-name="ce94" office:value-type="string" calcext:value-type="string">
            <text:p>modèle OSI / TCP/IP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table:number-columns-repeated="19"/>
          <table:table-cell table:style-name="ce26" table:number-columns-repeated="40"/>
          <table:table-cell table:style-name="ce28" table:number-columns-repeated="962"/>
        </table:table-row>
        <table:table-row table:style-name="ro3">
          <table:table-cell table:style-name="ce1" table:number-columns-repeated="2"/>
          <table:table-cell table:style-name="ce8" table:number-columns-repeated="20"/>
          <table:table-cell table:style-name="ce24" table:number-columns-repeated="40"/>
          <table:table-cell table:style-name="ce27" table:number-columns-repeated="962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/>
          <table:table-cell table:style-name="ce109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4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number-columns-repeated="2"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8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1008"/>
        </table:table-row>
        <table:table-row table:style-name="ro5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/>
          <table:table-cell table:style-name="ce104" table:number-columns-repeated="13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4"/>
          <table:table-cell table:number-columns-repeated="1008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2"/>
          <table:table-cell table:style-name="ce104" table:number-columns-repeated="14"/>
          <table:table-cell table:number-columns-repeated="1008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4"/>
          <table:table-cell table:number-columns-repeated="1008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4"/>
          <table:table-cell table:number-columns-repeated="1008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4"/>
          <table:table-cell table:number-columns-repeated="1008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4"/>
          <table:table-cell table:number-columns-repeated="1008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4"/>
          <table:table-cell table:number-columns-repeated="1008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13"/>
          <table:table-cell table:number-columns-repeated="1008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4"/>
          <table:table-cell table:number-columns-repeated="1008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4"/>
          <table:table-cell table:number-columns-repeated="1008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4"/>
          <table:table-cell table:number-columns-repeated="1008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5" table:default-cell-style-name="ce108"/>
        <table:table-column table:style-name="co4" table:number-columns-repeated="5" table:default-cell-style-name="ce108"/>
        <table:table-column table:style-name="co4" table:number-columns-repeated="991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5" table:number-rows-spanned="1">
            <text:p>Architectures</text:p>
          </table:table-cell>
          <table:covered-table-cell table:number-columns-repeated="14"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51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2" office:value-type="string" calcext:value-type="string">
            <text:p>évaluation entiers, booléen, von Neumann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48" office:value-type="string" calcext:value-type="string">
            <text:p>TP système d’exploitation</text:p>
          </table:table-cell>
          <table:table-cell table:style-name="ce94" office:value-type="string" calcext:value-type="string">
            <text:p>langage : construction élémentaire (Python)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51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table:number-columns-repeated="26"/>
          <table:table-cell table:style-name="ce26" table:number-columns-repeated="40"/>
          <table:table-cell table:style-name="ce28" table:number-columns-repeated="951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6"/>
          <table:table-cell table:style-name="ce24" table:number-columns-repeated="40"/>
          <table:table-cell table:style-name="ce27" table:number-columns-repeated="951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7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7"/>
          <table:table-cell table:number-columns-repeated="997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5"/>
          <table:table-cell table:number-columns-repeated="997"/>
        </table:table-row>
        <table:table-row table:style-name="ro5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4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2"/>
          <table:table-cell table:style-name="ce104" table:number-columns-repeated="25"/>
          <table:table-cell table:number-columns-repeated="997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0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5"/>
          <table:table-cell table:number-columns-repeated="997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5"/>
          <table:table-cell table:number-columns-repeated="997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4"/>
          <table:table-cell table:number-columns-repeated="997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5"/>
          <table:table-cell table:number-columns-repeated="997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5"/>
          <table:table-cell table:number-columns-repeated="997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5"/>
          <table:table-cell table:number-columns-repeated="997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5"/>
          <table:table-cell table:number-columns-repeated="997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5"/>
          <table:table-cell table:number-columns-repeated="997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1" table:default-cell-style-name="ce108"/>
        <table:table-column table:style-name="co4" table:number-columns-repeated="5" table:default-cell-style-name="ce108"/>
        <table:table-column table:style-name="co4" table:number-columns-repeated="993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table:number-columns-repeated="15"/>
          <table:table-cell table:style-name="ce24" table:number-columns-repeated="40"/>
          <table:table-cell table:style-name="ce27" table:number-columns-repeated="953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2" office:value-type="string" calcext:value-type="string">
            <text:p>Méthode sort</text:p>
          </table:table-cell>
          <table:table-cell table:style-name="ce94" office:value-type="string" calcext:value-type="string">
            <text:p>exercices</text:p>
          </table:table-cell>
          <table:table-cell table:style-name="Default"/>
          <table:table-cell table:style-name="ce94" table:number-columns-repeated="2"/>
          <table:table-cell table:style-name="ce94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3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/>
          <table:table-cell table:style-name="ce31" office:value-type="date" office:date-value="2020-09-28" calcext:value-type="date">
            <text:p>28 sept.</text:p>
          </table:table-cell>
          <table:table-cell table:style-name="ce31" table:number-columns-repeated="19"/>
          <table:table-cell table:style-name="ce32" table:number-columns-repeated="40"/>
          <table:table-cell table:style-name="ce33" table:number-columns-repeated="953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21"/>
          <table:table-cell table:style-name="ce24" table:number-columns-repeated="40"/>
          <table:table-cell table:style-name="ce27" table:number-columns-repeated="953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9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18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3"/>
          <table:table-cell table:number-columns-repeated="999"/>
        </table:table-row>
        <table:table-row table:style-name="ro5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2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3"/>
          <table:table-cell table:number-columns-repeated="999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2"/>
          <table:table-cell table:style-name="ce104" table:number-columns-repeated="23"/>
          <table:table-cell table:number-columns-repeated="999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3"/>
          <table:table-cell table:number-columns-repeated="999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3"/>
          <table:table-cell table:number-columns-repeated="999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9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9"/>
          <table:table-cell table:number-columns-repeated="999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style-name="ce14" office:value-type="string" calcext:value-type="string">
            <text:p>X</text:p>
          </table:table-cell>
          <table:table-cell table:style-name="ce14" table:number-columns-repeated="12"/>
          <table:table-cell table:number-columns-repeated="999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3"/>
          <table:table-cell table:number-columns-repeated="999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3"/>
          <table:table-cell table:number-columns-repeated="999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2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>
            <text:p>Méthode « diviser pour régner ».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23"/>
          <table:table-cell table:number-columns-repeated="999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3"/>
          <table:table-cell table:number-columns-repeated="999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3"/>
          <table:table-cell table:number-columns-repeated="999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3">00/00/0000</text:date>, <text:time style:data-style-name="N2" text:time-value="18:03:22.221970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09-23T13:52:28.551824001</dc:date>
    <meta:editing-duration>P48DT11H40M30S</meta:editing-duration>
    <meta:editing-cycles>520</meta:editing-cycles>
    <meta:generator>LibreOffice/6.1.5.2$Linux_X86_64 LibreOffice_project/10$Build-2</meta:generator>
    <meta:document-statistic meta:table-count="3" meta:cell-count="470" meta:object-count="0"/>
  </office:meta>
</office:document-meta>
</file>